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nl" fo:country="NL"/>
    </style:style>
    <style:style style:name="P5" style:parent-style-name="ListParagraph" style:list-style-name="LFO1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P7" style:parent-style-name="ListParagraph" style:list-style-name="LFO2" style:family="paragraph">
      <style:text-properties fo:language="nl" fo:country="NL"/>
    </style:style>
    <style:style style:name="P8" style:parent-style-name="Normal" style:family="paragraph">
      <style:text-properties fo:language="nl" fo:country="NL"/>
    </style:style>
    <style:style style:name="P9" style:parent-style-name="Normal" style:family="paragraph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Title" style:family="paragraph">
      <style:text-properties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text-properties fo:language="nl" fo:country="NL"/>
    </style:style>
    <style:style style:name="P18" style:parent-style-name="Normal" style:family="paragraph">
      <style:text-properties fo:language="nl" fo:country="NL"/>
    </style:style>
    <style:style style:name="P19" style:parent-style-name="Normal" style:family="paragraph">
      <style:text-properties fo:language="nl" fo:country="NL"/>
    </style:style>
    <style:style style:name="P20" style:parent-style-name="Normal" style:family="paragraph">
      <style:text-properties fo:language="nl" fo:country="NL"/>
    </style:style>
    <style:style style:name="P21" style:parent-style-name="Normal" style:family="paragraph">
      <style:text-properties fo:language="nl" fo:country="NL"/>
    </style:style>
    <style:style style:name="P22" style:parent-style-name="Normal" style:family="paragraph">
      <style:text-properties fo:language="nl" fo:country="NL"/>
    </style:style>
    <style:style style:name="P23" style:parent-style-name="Normal" style:family="paragraph">
      <style:text-properties fo:language="nl" fo:country="NL"/>
    </style:style>
    <style:style style:name="P24" style:parent-style-name="Normal" style:family="paragraph">
      <style:text-properties fo:language="nl" fo:country="NL"/>
    </style:style>
    <style:style style:name="P25" style:parent-style-name="Normal" style:family="paragraph">
      <style:text-properties fo:language="nl" fo:country="NL"/>
    </style:style>
    <style:style style:name="P26" style:parent-style-name="Normal" style:family="paragraph">
      <style:text-properties fo:language="nl" fo:country="NL"/>
    </style:style>
    <style:style style:name="T27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Customer segment</text:p>
      <text:p text:style-name="P2"/>
      <text:p text:style-name="P3">Primaire doelgroep:</text:p>
      <text:list text:style-name="LFO1" text:continue-numbering="true">
        <text:list-item>
          <text:p text:style-name="P4">Klanten<text:s/>Bedrijven die naar mijn werk willen kijken om mij misschien in te huren</text:p>
        </text:list-item>
        <text:list-item>
          <text:p text:style-name="P5">Nieuwe ondernemers die een site nodig hebben</text:p>
        </text:list-item>
      </text:list>
      <text:p text:style-name="P6">Secundaire doelgroep:</text:p>
      <text:list text:style-name="LFO2" text:continue-numbering="true">
        <text:list-item>
          <text:p text:style-name="P7">Andere<text:s/>webdevs die inspiratie op willen doen.</text:p>
        </text:list-item>
      </text:list>
      <text:p text:style-name="P8"/>
      <text:p text:style-name="P9"/>
      <text:p text:style-name="P10"/>
      <text:p text:style-name="P11">Value propositions</text:p>
      <text:p text:style-name="P12"/>
      <text:p text:style-name="P13">PRODUCT:</text:p>
      <text:p text:style-name="P14">1.Site coderen voor bedrijven en ondernemers.</text:p>
      <text:p text:style-name="P15">2.serverhosting voor klanten die dat willen</text:p>
      <text:p text:style-name="P16"/>
      <text:p text:style-name="P17">PROBLEEM:</text:p>
      <text:p text:style-name="P18">Je ben net begonnen met je eigen bedrijven en je hebt een goeie site nodig</text:p>
      <text:p text:style-name="P19"/>
      <text:p text:style-name="P20">OPLOSSING:</text:p>
      <text:p text:style-name="P21">Matthijs Jurriaans die een site voor jouw maakt met complete hosting als de klant daarvoor kiest</text:p>
      <text:p text:style-name="P22"/>
      <text:p text:style-name="P23">PRIJS:</text:p>
      <text:p text:style-name="P24">Serverhosting = 20 euro per maand</text:p>
      <text:p text:style-name="P25"/>
      <text:p text:style-name="P26">OVER MIJ:</text:p>
      <text:p text:style-name="Normal"><text:span text:style-name="T27">Mijn naam is Matthijs Jurriaans, Ik ben een eerste jaars software developer op het media college amsterdam in de klas SD1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2-05-22T20:30:00Z</meta:creation-date>
    <dc:date>2022-06-14T11:04:00Z</dc:date>
    <meta:template xlink:href="Normal" xlink:type="simple"/>
    <meta:editing-cycles>2</meta:editing-cycles>
    <meta:editing-duration>PT1500S</meta:editing-duration>
    <meta:document-statistic meta:page-count="1" meta:paragraph-count="1" meta:word-count="108" meta:character-count="723" meta:row-count="5" meta:non-whitespace-character-count="616"/>
  </office:meta>
</office:document-meta>
</file>